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ySourceIntegrationTests.serviceHasInjectedValues( @ Autowired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.Service( @ Value ( "${test.container.ip}" ) String ip , @ Value ( "${test.container.port}" )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PropertySourceIntegrationTests.clear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ySourceIntegrationTests.containerProperties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.get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Contain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Container.getIp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ySourceIntegrationTests.dynamicPropertySourceOverridesTestPropertySourceAndSystemProperty( @ Autowired Configurable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